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00ff" draw:marker-start-width="0.352cm" draw:marker-end-width="0.352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1cm" svg:height="2.608cm" svg:x="3.458cm" svg:y="17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17cm" svg:y1="12.577cm" svg:x2="17.108cm" svg:y2="12.504cm">
          <text:p/>
        </draw:line>
        <draw:line draw:style-name="gr2" draw:text-style-name="P1" draw:layer="layout" svg:x1="9.217cm" svg:y1="12.554cm" svg:x2="5.513cm" svg:y2="16.258cm">
          <text:p/>
        </draw:line>
        <draw:line draw:style-name="gr2" draw:text-style-name="P1" draw:layer="layout" svg:x1="9.185cm" svg:y1="12.53cm" svg:x2="9.185cm" svg:y2="6.539cm">
          <text:p/>
        </draw:line>
        <draw:line draw:style-name="gr3" draw:text-style-name="P1" draw:layer="layout" svg:x1="9.179cm" svg:y1="12.524cm" svg:x2="11.504cm" svg:y2="14.849cm">
          <text:p/>
        </draw:line>
        <draw:line draw:style-name="gr4" draw:text-style-name="P1" draw:layer="layout" svg:x1="9.209cm" svg:y1="12.535cm" svg:x2="11.666cm" svg:y2="10.078cm">
          <text:p/>
        </draw:line>
        <draw:line draw:style-name="gr5" draw:text-style-name="P1" draw:layer="layout" svg:x1="9.203cm" svg:y1="12.567cm" svg:x2="6.936cm" svg:y2="10.3cm">
          <text:p/>
        </draw:line>
        <draw:path draw:style-name="gr6" draw:text-style-name="P1" draw:layer="layout" svg:width="0.756cm" svg:height="0.756cm" svg:x="8.882cm" svg:y="12.17cm" svg:viewBox="0 0 757 757" svg:d="M378 0c214 0 378 164 378 378s-164 378-378 378-378-164-378-378 164-378 378-378zM0 0zM757 757z">
          <text:p/>
        </draw:path>
        <draw:path draw:style-name="gr6" draw:text-style-name="P1" draw:layer="layout" svg:width="0.756cm" svg:height="0.756cm" svg:x="11.017cm" svg:y="14.363cm" svg:viewBox="0 0 757 757" svg:d="M378 0c214 0 378 164 378 378s-164 378-378 378-378-164-378-378 164-378 378-378zM0 0zM757 757z">
          <text:p/>
        </draw:path>
        <draw:path draw:style-name="gr6" draw:text-style-name="P1" draw:layer="layout" svg:width="0.756cm" svg:height="0.756cm" svg:x="11.376cm" svg:y="9.733cm" svg:viewBox="0 0 757 757" svg:d="M378 0c214 0 378 164 378 378s-164 378-378 378-378-164-378-378 164-378 378-378zM0 0zM757 757z">
          <text:p/>
        </draw:path>
        <draw:path draw:style-name="gr6" draw:text-style-name="P1" draw:layer="layout" svg:width="0.756cm" svg:height="0.756cm" svg:x="6.443cm" svg:y="9.922cm" svg:viewBox="0 0 757 757" svg:d="M378 0c214 0 378 164 378 378s-164 378-378 378-378-164-378-378 164-378 378-378zM0 0zM757 757z">
          <text:p/>
        </draw:path>
        <draw:frame draw:style-name="gr7" draw:layer="layout" svg:width="2.034cm" svg:height="0.962cm" svg:x="7.787cm" svg:y="12.492cm">
          <draw:text-box>
            <text:p>LC=0</text:p>
          </draw:text-box>
        </draw:frame>
        <draw:frame draw:style-name="gr7" draw:layer="layout" svg:width="2.034cm" svg:height="0.962cm" svg:x="11.056cm" svg:y="14.154cm">
          <draw:text-box>
            <text:p>LC=1</text:p>
          </draw:text-box>
        </draw:frame>
        <draw:frame draw:style-name="gr7" draw:layer="layout" svg:width="2.034cm" svg:height="0.962cm" svg:x="11.359cm" svg:y="9.449cm">
          <draw:text-box>
            <text:p>LC=2</text:p>
          </draw:text-box>
        </draw:frame>
        <draw:frame draw:style-name="gr7" draw:layer="layout" svg:width="2.034cm" svg:height="0.962cm" svg:x="5.614cm" svg:y="9.619cm">
          <draw:text-box>
            <text:p>LC=3</text:p>
          </draw:text-box>
        </draw:frame>
        <draw:frame draw:style-name="gr7" draw:layer="layout" svg:width="0.925cm" svg:height="0.962cm" svg:x="16.406cm" svg:y="12.549cm">
          <draw:text-box>
            <text:p>X</text:p>
          </draw:text-box>
        </draw:frame>
        <draw:frame draw:style-name="gr8" draw:layer="layout" svg:width="0.925cm" svg:height="0.962cm" svg:x="5.237cm" svg:y="16.291cm">
          <draw:text-box>
            <text:p>Y</text:p>
          </draw:text-box>
        </draw:frame>
        <draw:frame draw:style-name="gr8" draw:layer="layout" svg:width="0.891cm" svg:height="0.962cm" svg:x="8.034cm" svg:y="6.067cm">
          <draw:text-box>
            <text:p>Z</text:p>
          </draw:text-box>
        </draw:frame>
        <draw:frame draw:style-name="gr7" draw:layer="layout" svg:width="14.956cm" svg:height="1.741cm" svg:x="3.61cm" svg:y="17.916cm">
          <draw:text-box>
            <text:p>对于f10这种结构，只需把lc=2 和lc=3位置的原子</text:p>
            <text:p>用同一种元素替换即可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oh </meta:initial-creator>
    <meta:creation-date>2015-11-03T09:34:36.543911994</meta:creation-date>
    <dc:date>2015-11-03T10:04:53.757970628</dc:date>
    <dc:creator>taoh </dc:creator>
    <meta:editing-duration>PT15M7S</meta:editing-duration>
    <meta:editing-cycles>1</meta:editing-cycles>
    <meta:document-statistic meta:object-count="19"/>
    <meta:generator>LibreOffice/4.2.3.3$Linux_X86_64 LibreOffice_project/420m0$Build-3</meta:generator>
  </office:meta>
</office:document-meta>
</file>